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solid" draw:fill-color="#808080" draw:textarea-horizontal-align="justify" draw:textarea-vertical-align="top" draw:auto-grow-height="false" fo:min-height="16.75cm" fo:min-width="25.5cm" fo:padding-top="0.142cm" fo:padding-bottom="0.142cm" fo:padding-left="0.267cm" fo:padding-right="0.267cm"/>
    </style:style>
    <style:style style:name="gr2" style:family="graphic" style:parent-style-name="standard">
      <style:graphic-properties svg:stroke-width="0.035cm" svg:stroke-color="#000000" draw:marker-start-width="0.252cm" draw:marker-end-width="0.252cm" draw:fill="solid" draw:fill-color="#eeeeee" draw:textarea-horizontal-align="justify" draw:textarea-vertical-align="top" draw:auto-grow-height="false" fo:min-height="3.216cm" fo:min-width="2.966cm" fo:padding-top="0.142cm" fo:padding-bottom="0.142cm" fo:padding-left="0.267cm" fo:padding-right="0.267cm"/>
    </style:style>
    <style:style style:name="gr3" style:family="graphic" style:parent-style-name="standard">
      <style:graphic-properties draw:stroke="solid" svg:stroke-width="0.035cm" svg:stroke-color="#000000" draw:marker-start-width="0.252cm" draw:marker-end-width="0.252cm" draw:fill="solid" draw:fill-color="#eeeeee" draw:textarea-horizontal-align="justify" draw:textarea-vertical-align="top" draw:auto-grow-height="false" fo:min-height="15.716cm" fo:min-width="17.966cm"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solid" draw:fill-color="#eeeeee" draw:textarea-horizontal-align="justify" draw:textarea-vertical-align="top" draw:auto-grow-height="false" fo:min-height="3.966cm" fo:min-width="3.42cm" fo:padding-top="0.142cm" fo:padding-bottom="0.142cm" fo:padding-left="0.267cm" fo:padding-right="0.267cm" fo:wrap-option="no-wrap"/>
    </style:style>
    <style:style style:name="gr5" style:family="graphic" style:parent-style-name="standard">
      <style:graphic-properties svg:stroke-width="0.035cm" svg:stroke-color="#000000" draw:marker-start-width="0.252cm" draw:marker-end-width="0.252cm" draw:fill="solid" draw:fill-color="#cccccc" draw:textarea-horizontal-align="justify" draw:textarea-vertical-align="top" draw:auto-grow-height="false" fo:min-height="10.094cm" fo:min-width="11.344cm" fo:padding-top="0.142cm" fo:padding-bottom="0.142cm" fo:padding-left="0.267cm" fo:padding-right="0.267cm"/>
    </style:style>
    <style:style style:name="gr6" style:family="graphic" style:parent-style-name="standard">
      <style:graphic-properties draw:stroke="dash" draw:stroke-dash="Fine_20_Dashed" svg:stroke-width="0.035cm" svg:stroke-color="#000000" draw:marker-start-width="0.252cm" draw:marker-end-width="0.252cm" draw:fill="none" draw:textarea-horizontal-align="justify" draw:textarea-vertical-align="top" draw:auto-grow-height="false" fo:min-height="2.424cm" fo:min-width="12.175cm"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solid" draw:fill-color="#999999" draw:textarea-horizontal-align="justify" draw:textarea-vertical-align="top" draw:auto-grow-height="false" fo:min-height="3.754cm" fo:min-width="6.53cm" fo:padding-top="0.142cm" fo:padding-bottom="0.142cm" fo:padding-left="0.267cm" fo:padding-right="0.267cm"/>
    </style:style>
    <style:style style:name="gr8" style:family="graphic" style:parent-style-name="standard">
      <style:graphic-properties svg:stroke-width="0.035cm" svg:stroke-color="#000000" draw:marker-start-width="0.252cm" draw:marker-end-width="0.252cm" draw:fill="solid" draw:fill-color="#999999" draw:textarea-horizontal-align="justify" draw:textarea-vertical-align="top" draw:auto-grow-height="false" fo:min-height="3.778cm" fo:min-width="6.528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textarea-horizontal-align="justify" draw:textarea-vertical-align="middle" draw:auto-grow-height="false" fo:min-height="0.472cm" fo:min-width="2.92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textarea-horizontal-align="justify" draw:textarea-vertical-align="middle" draw:auto-grow-height="false" fo:min-height="0.438cm" fo:min-width="2.888cm" fo:padding-top="0.142cm" fo:padding-bottom="0.142cm" fo:padding-left="0.267cm" fo:padding-right="0.267cm"/>
    </style:style>
    <style:style style:name="gr11" style:family="graphic" style:parent-style-name="objectwithoutfill">
      <style:graphic-properties svg:stroke-width="0.035cm" draw:marker-start-width="0.252cm" draw:marker-end="Rounded_20_short_20_Arrow" draw:marker-end-width="0.352cm" draw:fill="none" draw:textarea-vertical-align="middle" fo:padding-top="0.142cm" fo:padding-bottom="0.142cm" fo:padding-left="0.267cm" fo:padding-right="0.267cm"/>
    </style:style>
    <style:style style:name="gr12" style:family="graphic" style:parent-style-name="objectwithoutfill">
      <style:graphic-properties draw:marker-end="Rounded_20_short_20_Arrow" draw:marker-end-width="0.3cm" draw:fill="none" draw:textarea-vertical-align="middle"/>
    </style:style>
    <style:style style:name="gr13" style:family="graphic" style:parent-style-name="standard">
      <style:graphic-properties draw:stroke="dash" draw:stroke-dash="Fine_20_Dashed" svg:stroke-width="0.035cm" svg:stroke-color="#000000" draw:marker-start-width="0.252cm" draw:marker-end-width="0.252cm" draw:fill="none" draw:textarea-horizontal-align="justify" draw:textarea-vertical-align="middle" draw:auto-grow-height="false" fo:min-height="0.168cm" fo:min-width="2.918cm" fo:padding-top="0.142cm" fo:padding-bottom="0.142cm" fo:padding-left="0.267cm" fo:padding-right="0.267cm"/>
    </style:style>
    <style:style style:name="gr14" style:family="graphic" style:parent-style-name="objectwithoutfill">
      <style:graphic-properties draw:stroke="dash" draw:stroke-dash="Fine_20_Dashed" svg:stroke-width="0.035cm" draw:marker-start-width="0.252cm" draw:marker-end="Rounded_20_short_20_Arrow" draw:marker-end-width="0.352cm" draw:fill="none" draw:textarea-vertical-align="middle" fo:padding-top="0.142cm" fo:padding-bottom="0.142cm" fo:padding-left="0.267cm" fo:padding-right="0.267cm"/>
    </style:style>
    <style:style style:name="gr15" style:family="graphic" style:parent-style-name="objectwithoutfill">
      <style:graphic-properties draw:stroke="dash" draw:stroke-dash="Ultrafine_20_2_20_Dots_20_3_20_Dashes" svg:stroke-width="0.053cm" draw:marker-start="" draw:marker-start-width="0.279cm" draw:marker-end="Short_20_line_20_Arrow" draw:marker-end-width="0.379cm" draw:fill="none" draw:textarea-vertical-align="middle" fo:padding-top="0.151cm" fo:padding-bottom="0.151cm" fo:padding-left="0.276cm" fo:padding-right="0.276cm"/>
    </style:style>
    <style:style style:name="gr16" style:family="graphic" style:parent-style-name="objectwithoutfill">
      <style:graphic-properties draw:stroke="dash" draw:stroke-dash="Ultrafine_20_2_20_Dots_20_3_20_Dashes" svg:stroke-width="0.053cm" draw:marker-start-width="0.279cm" draw:marker-end="Short_20_line_20_Arrow" draw:marker-end-width="0.379cm" draw:fill="none" draw:textarea-vertical-align="middle" fo:padding-top="0.151cm" fo:padding-bottom="0.151cm" fo:padding-left="0.276cm" fo:padding-right="0.276cm"/>
    </style:style>
    <style:style style:name="P1" style:family="paragraph">
      <style:paragraph-properties fo:text-align="start"/>
    </style:style>
    <style:style style:name="P2" style:family="paragraph">
      <loext:graphic-properties draw:fill="solid" draw:fill-color="#808080"/>
      <style:paragraph-properties fo:text-align="start"/>
      <style:text-properties fo:font-size="14pt" style:font-size-asian="14pt" style:font-size-complex="14pt"/>
    </style:style>
    <style:style style:name="P3" style:family="paragraph">
      <loext:graphic-properties draw:fill="solid" draw:fill-color="#eeeeee"/>
      <style:paragraph-properties fo:text-align="start"/>
      <style:text-properties fo:font-size="14pt" style:font-size-asian="14pt" style:font-size-complex="14pt"/>
    </style:style>
    <style:style style:name="P4" style:family="paragraph">
      <loext:graphic-properties draw:fill="solid" draw:fill-color="#cccccc"/>
      <style:paragraph-properties fo:text-align="start"/>
      <style:text-properties fo:font-size="14pt" style:font-size-asian="14pt" style:font-size-complex="14pt"/>
    </style:style>
    <style:style style:name="P5" style:family="paragraph">
      <loext:graphic-properties draw:fill="none"/>
      <style:paragraph-properties fo:text-align="start"/>
      <style:text-properties fo:color="#999999" fo:font-size="14pt" style:font-size-asian="14pt" style:font-size-complex="14pt"/>
    </style:style>
    <style:style style:name="P6" style:family="paragraph">
      <loext:graphic-properties draw:fill="solid" draw:fill-color="#999999"/>
      <style:paragraph-properties fo:text-align="start"/>
      <style:text-properties fo:font-size="14pt" style:font-size-asian="14pt" style:font-size-complex="14pt"/>
    </style:style>
    <style:style style:name="P7" style:family="paragraph">
      <style:paragraph-properties fo:text-align="start"/>
      <style:text-properties fo:font-size="14pt" style:font-size-asian="14pt" style:font-size-complex="14pt"/>
    </style:style>
    <style:style style:name="P8" style:family="paragraph">
      <loext:graphic-properties draw:fill="none"/>
      <style:paragraph-properties fo:text-align="center"/>
    </style:style>
    <style:style style:name="P9" style:family="paragraph">
      <loext:graphic-properties draw:fill="none"/>
      <style:paragraph-properties fo:text-align="start"/>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999999"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6cm" svg:height="17cm" svg:x="2cm" svg:y="2cm">
          <text:p text:style-name="P1"><text:span text:style-name="T1">MainComponent</text:span></text:p>
          <draw:enhanced-geometry svg:viewBox="0 0 21600 21600" draw:type="rectangle" draw:enhanced-path="M 0 0 L 21600 0 21600 21600 0 21600 0 0 Z N"/>
        </draw:custom-shape>
        <draw:custom-shape draw:style-name="gr2" draw:text-style-name="P3" xml:id="id1" draw:id="id1" draw:layer="layout" svg:width="3.5cm" svg:height="3.5cm" svg:x="2.5cm" svg:y="4cm">
          <text:p text:style-name="P1"><text:span text:style-name="T1">UI Element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18.5cm" svg:height="16cm" svg:x="9cm" svg:y="2.5cm">
          <text:p text:style-name="P1"><text:span text:style-name="T1">CProcessingEngine</text:span></text:p>
          <draw:enhanced-geometry svg:viewBox="0 0 21600 21600" draw:type="rectangle" draw:enhanced-path="M 0 0 L 21600 0 21600 21600 0 21600 0 0 Z N"/>
        </draw:custom-shape>
        <draw:custom-shape draw:style-name="gr4" draw:text-style-name="P3" xml:id="id5" draw:id="id5" draw:layer="layout" svg:width="6cm" svg:height="6.5cm" svg:x="2.5cm" svg:y="12cm">
          <draw:glue-point draw:id="4" svg:x="3.5cm" svg:y="-4.538cm"/>
          <text:p text:style-name="P1"><text:span text:style-name="T1">CProcessingEngineConfi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13cm" svg:height="11.5cm" svg:x="14cm" svg:y="3cm">
          <text:p text:style-name="P1"><text:span text:style-name="T1">CProcessingEngineNode (</text:span><text:span text:style-name="T2">NId1</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3.001cm" svg:height="3cm" svg:x="14cm" svg:y="15cm">
          <text:p text:style-name="P1"><text:span text:style-name="T3">CprocessingEngineNode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7.5cm" svg:height="4.474cm" svg:x="19cm" svg:y="9.5cm">
          <draw:glue-point draw:id="4" svg:x="-4.6cm" svg:y="4.611cm"/>
          <text:p text:style-name="P1"><text:span text:style-name="T1">COCAProtocolProcessor (</text:span><text:span text:style-name="T2">PId3</text:span><text:span text:style-name="T1">)</text:span></text:p>
          <text:p text:style-name="P1"><text:span text:style-name="T1">: AProtocolProces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7.5cm" svg:height="4.5cm" svg:x="19cm" svg:y="4.5cm">
          <draw:glue-point draw:id="4" svg:x="-4.6cm" svg:y="4.555cm"/>
          <text:p text:style-name="P1"><text:span text:style-name="T1">COSCProtocolProcessor (</text:span><text:span text:style-name="T2">PId2</text:span><text:span text:style-name="T1">)</text:span></text:p>
          <text:p text:style-name="P1"><text:span text:style-name="T1">: AProtocolProces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6" draw:id="id6" draw:layer="layout" svg:width="3.5cm" svg:height="0.8cm" svg:x="13.5cm" svg:y="5cm">
          <text:p text:style-name="P1"><text:span text:style-name="T1">::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7" draw:id="id7" draw:layer="layout" svg:width="3.5cm" svg:height="0.8cm" svg:x="13.5cm" svg:y="5.8cm">
          <text:p text:style-name="P1"><text:span text:style-name="T1">::S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8" draw:id="id8" draw:layer="layout" svg:width="3.5cm" svg:height="0.8cm" svg:x="13.5cm" svg:y="6.6cm">
          <text:p text:style-name="P1"><text:span text:style-name="T1">::Set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2" draw:id="id2" draw:layer="layout" svg:width="3.5cm" svg:height="0.8cm" svg:x="8.474cm" svg:y="4cm">
          <text:p text:style-name="P1"><text:span text:style-name="T1">::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3" draw:id="id3" draw:layer="layout" svg:width="3.5cm" svg:height="0.8cm" svg:x="8.474cm" svg:y="4.8cm">
          <text:p text:style-name="P1"><text:span text:style-name="T1">::S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4" draw:id="id4" draw:layer="layout" svg:width="3.5cm" svg:height="0.8cm" svg:x="8.474cm" svg:y="5.6cm">
          <text:p text:style-name="P1"><text:span text:style-name="T1">::Set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9" draw:id="id9" draw:layer="layout" svg:width="3.5cm" svg:height="0.8cm" svg:x="18.5cm" svg:y="6.2cm">
          <text:p text:style-name="P1"><text:span text:style-name="T1">::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10" draw:id="id10" draw:layer="layout" svg:width="3.5cm" svg:height="0.8cm" svg:x="18.5cm" svg:y="7cm">
          <text:p text:style-name="P1"><text:span text:style-name="T1">::S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11" draw:id="id11" draw:layer="layout" svg:width="3.5cm" svg:height="0.8cm" svg:x="18.5cm" svg:y="7.8cm">
          <text:p text:style-name="P1"><text:span text:style-name="T1">::Set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12" draw:id="id12" draw:layer="layout" svg:width="3.5cm" svg:height="0.8cm" svg:x="18.5cm" svg:y="11.2cm">
          <text:p text:style-name="P1"><text:span text:style-name="T1">::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13" draw:id="id13" draw:layer="layout" svg:width="3.5cm" svg:height="0.8cm" svg:x="18.5cm" svg:y="12cm">
          <text:p text:style-name="P1"><text:span text:style-name="T1">::S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xml:id="id14" draw:id="id14" draw:layer="layout" svg:width="3.5cm" svg:height="0.8cm" svg:x="18.5cm" svg:y="12.8cm">
          <text:p text:style-name="P1"><text:span text:style-name="T1">::Set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8" draw:layer="layout" draw:type="curve" svg:x1="6cm" svg:y1="5.75cm" svg:x2="8.474cm" svg:y2="4.4cm" draw:start-shape="id1" draw:start-glue-point="1" draw:end-shape="id2" draw:end-glue-point="3" svg:d="M6000 5750c1855 0 619-1350 2474-1350" svg:viewBox="0 0 2475 1351">
          <text:p/>
        </draw:connector>
        <draw:connector draw:style-name="gr11" draw:text-style-name="P8" draw:layer="layout" draw:type="curve" svg:x1="6cm" svg:y1="5.75cm" svg:x2="8.474cm" svg:y2="5.2cm" draw:start-shape="id1" draw:start-glue-point="1" draw:end-shape="id3" draw:end-glue-point="3" svg:d="M6000 5750c1855 0 619-550 2474-550" svg:viewBox="0 0 2475 551">
          <text:p/>
        </draw:connector>
        <draw:connector draw:style-name="gr12" draw:text-style-name="P8" draw:layer="layout" draw:type="curve" svg:x1="6cm" svg:y1="5.75cm" svg:x2="8.474cm" svg:y2="6cm" draw:start-shape="id1" draw:start-glue-point="1" draw:end-shape="id4" draw:end-glue-point="3" svg:d="M6000 5750c1855 0 619 250 2474 250" svg:viewBox="0 0 2475 251">
          <text:p/>
        </draw:connector>
        <draw:connector draw:style-name="gr11" draw:text-style-name="P8" draw:layer="layout" draw:type="curve" svg:x1="4.25cm" svg:y1="7.5cm" svg:x2="5.5cm" svg:y2="12cm" draw:start-shape="id1" draw:start-glue-point="2" draw:end-shape="id5" draw:end-glue-point="0" svg:d="M4250 7500c0 3375 1250 1125 1250 4500" svg:viewBox="0 0 1251 4501">
          <text:p/>
        </draw:connector>
        <draw:connector draw:style-name="gr11" draw:text-style-name="P8" draw:layer="layout" draw:type="curve" svg:x1="5.5cm" svg:y1="12cm" svg:x2="8.474cm" svg:y2="6cm" draw:start-shape="id5" draw:start-glue-point="0" draw:end-shape="id4" draw:end-glue-point="3" svg:d="M5500 12000c0-4000 991-6000 2974-6000" svg:viewBox="0 0 2975 6001">
          <text:p/>
        </draw:connector>
        <draw:connector draw:style-name="gr11" draw:text-style-name="P8" draw:layer="layout" draw:type="curve" svg:x1="11.974cm" svg:y1="4.4cm" svg:x2="13.5cm" svg:y2="5.4cm" draw:start-shape="id2" draw:start-glue-point="1" draw:end-shape="id6" draw:end-glue-point="3" svg:d="M11974 4400c1146 0 383 1000 1526 1000" svg:viewBox="0 0 1527 1001">
          <text:p/>
        </draw:connector>
        <draw:connector draw:style-name="gr11" draw:text-style-name="P8" draw:layer="layout" draw:type="curve" svg:x1="11.974cm" svg:y1="5.2cm" svg:x2="13.5cm" svg:y2="6.2cm" draw:start-shape="id3" draw:start-glue-point="1" draw:end-shape="id7" draw:end-glue-point="3" svg:d="M11974 5200c1146 0 383 1000 1526 1000" svg:viewBox="0 0 1527 1001">
          <text:p/>
        </draw:connector>
        <draw:connector draw:style-name="gr11" draw:text-style-name="P8" draw:layer="layout" draw:type="curve" svg:x1="11.974cm" svg:y1="6cm" svg:x2="13.5cm" svg:y2="7cm" draw:start-shape="id4" draw:start-glue-point="1" draw:end-shape="id8" draw:end-glue-point="3" svg:d="M11974 6000c1146 0 383 1000 1526 1000" svg:viewBox="0 0 1527 1001">
          <text:p/>
        </draw:connector>
        <draw:connector draw:style-name="gr11" draw:text-style-name="P8" draw:layer="layout" draw:type="curve" svg:x1="17cm" svg:y1="5.4cm" svg:x2="18.5cm" svg:y2="6.6cm" draw:start-shape="id6" draw:start-glue-point="1" draw:end-shape="id9" draw:end-glue-point="3" svg:d="M17000 5400c1126 0 377 1200 1500 1200" svg:viewBox="0 0 1501 1201">
          <text:p/>
        </draw:connector>
        <draw:connector draw:style-name="gr11" draw:text-style-name="P8" draw:layer="layout" draw:type="curve" svg:x1="17cm" svg:y1="6.2cm" svg:x2="18.5cm" svg:y2="7.4cm" draw:start-shape="id7" draw:start-glue-point="1" draw:end-shape="id10" draw:end-glue-point="3" svg:d="M17000 6200c1126 0 377 1200 1500 1200" svg:viewBox="0 0 1501 1201">
          <text:p/>
        </draw:connector>
        <draw:connector draw:style-name="gr11" draw:text-style-name="P8" draw:layer="layout" draw:type="curve" svg:x1="17cm" svg:y1="7cm" svg:x2="18.5cm" svg:y2="8.2cm" draw:start-shape="id8" draw:start-glue-point="1" draw:end-shape="id11" draw:end-glue-point="3" svg:d="M17000 7000c1126 0 377 1200 1500 1200" svg:viewBox="0 0 1501 1201">
          <text:p/>
        </draw:connector>
        <draw:connector draw:style-name="gr11" draw:text-style-name="P8" draw:layer="layout" draw:type="curve" draw:line-skew="-0.051cm" svg:x1="17cm" svg:y1="5.4cm" svg:x2="18.5cm" svg:y2="11.6cm" draw:start-shape="id6" draw:start-glue-point="1" draw:end-shape="id12" draw:end-glue-point="3" svg:d="M17000 5400c1050 0 300 6200 1500 6200" svg:viewBox="0 0 1501 6201">
          <text:p/>
        </draw:connector>
        <draw:connector draw:style-name="gr11" draw:text-style-name="P8" draw:layer="layout" draw:type="curve" draw:line-skew="-0.151cm" svg:x1="17cm" svg:y1="6.2cm" svg:x2="18.5cm" svg:y2="12.4cm" draw:start-shape="id7" draw:start-glue-point="1" draw:end-shape="id13" draw:end-glue-point="3" svg:d="M17000 6200c900 0 150 6200 1500 6200" svg:viewBox="0 0 1501 6201">
          <text:p/>
        </draw:connector>
        <draw:connector draw:style-name="gr11" draw:text-style-name="P8" draw:layer="layout" draw:type="curve" draw:line-skew="-0.251cm" svg:x1="17cm" svg:y1="7cm" svg:x2="18.5cm" svg:y2="13.2cm" draw:start-shape="id8" draw:start-glue-point="1" draw:end-shape="id14" draw:end-glue-point="3" svg:d="M17000 7000c750 0 0 6200 1500 6200" svg:viewBox="0 0 1501 6201">
          <text:p/>
        </draw:connector>
        <draw:custom-shape draw:style-name="gr13" draw:text-style-name="P9" xml:id="id17" draw:id="id17" draw:layer="layout" svg:width="3.5cm" svg:height="0.5cm" svg:x="13.5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xml:id="id16" draw:id="id16" draw:layer="layout" svg:width="3.5cm" svg:height="0.5cm" svg:x="13.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xml:id="id15" draw:id="id15" draw:layer="layout" svg:width="3.5cm" svg:height="0.5cm" svg:x="13.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8" draw:layer="layout" draw:type="curve" svg:x1="11.974cm" svg:y1="6cm" svg:x2="13.5cm" svg:y2="17.25cm" draw:start-shape="id4" draw:start-glue-point="1" draw:end-shape="id15" draw:end-glue-point="3" svg:d="M11974 6000c1146 0 383 11250 1526 11250" svg:viewBox="0 0 1527 11251">
          <text:p/>
        </draw:connector>
        <draw:connector draw:style-name="gr14" draw:text-style-name="P8" draw:layer="layout" draw:type="curve" draw:line-skew="0.062cm" svg:x1="11.974cm" svg:y1="5.2cm" svg:x2="13.5cm" svg:y2="16.75cm" draw:start-shape="id3" draw:start-glue-point="1" draw:end-shape="id16" draw:end-glue-point="3" svg:d="M11974 5200c1239 0 476 11550 1526 11550" svg:viewBox="0 0 1527 11551">
          <text:p/>
        </draw:connector>
        <draw:connector draw:style-name="gr14" draw:text-style-name="P8" draw:layer="layout" draw:type="curve" draw:line-skew="0.131cm" svg:x1="11.974cm" svg:y1="4.4cm" svg:x2="13.5cm" svg:y2="16.25cm" draw:start-shape="id2" draw:start-glue-point="1" draw:end-shape="id17" draw:end-glue-point="3" svg:d="M11974 4400c1342 0 580 11850 1526 11850" svg:viewBox="0 0 1527 11851">
          <text:p/>
        </draw:connector>
        <draw:connector draw:style-name="gr15" draw:text-style-name="P8" draw:layer="layout" draw:type="curve" draw:line-skew="-0.226cm" svg:x1="20.25cm" svg:y1="8.6cm" svg:x2="7.6cm" svg:y2="12.301cm" draw:start-shape="id11" draw:start-glue-point="2" draw:end-shape="id5" draw:end-glue-point="4" svg:d="M20250 8600c0 2212-12650 362-12650 3701" svg:viewBox="0 0 12651 3702">
          <text:p/>
        </draw:connector>
        <draw:connector draw:style-name="gr16" draw:text-style-name="P8" draw:layer="layout" draw:type="curve" svg:x1="15.25cm" svg:y1="7.4cm" svg:x2="7.6cm" svg:y2="12.301cm" draw:start-shape="id8" draw:end-shape="id5" draw:end-glue-point="4" svg:d="M15250 7400c0 3451-7650 1001-7650 4901" svg:viewBox="0 0 7651 4902">
          <text:p/>
        </draw:connector>
        <draw:connector draw:style-name="gr16" draw:text-style-name="P8" draw:layer="layout" draw:type="curve" draw:line-skew="0cm 0.559cm" svg:x1="20.25cm" svg:y1="13.6cm" svg:x2="7.6cm" svg:y2="12.301cm" draw:start-shape="id14" draw:start-glue-point="2" draw:end-shape="id5" draw:end-glue-point="4" svg:d="M20250 13600c0 778-5750 520-5750-799 0-1318-6900-1728-6900-500" svg:viewBox="0 0 12651 2472">
          <text:p/>
        </draw:connector>
        <draw:connector draw:style-name="gr16" draw:text-style-name="P8" draw:layer="layout" draw:type="curve" svg:x1="10.224cm" svg:y1="6.4cm" svg:x2="7.531cm" svg:y2="12.288cm" draw:start-shape="id4" draw:start-glue-point="2" svg:d="M10224 6400c0 4806-2693 1862-2693 5888" svg:viewBox="0 0 2694 588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6T08:11:58.398000000</meta:creation-date>
    <dc:date>2018-03-26T09:01:54.009000000</dc:date>
    <meta:editing-duration>PT25M7S</meta:editing-duration>
    <meta:editing-cycles>6</meta:editing-cycles>
    <meta:generator>LibreOffice/5.4.5.1$Windows_X86_64 LibreOffice_project/79c9829dd5d8054ec39a82dc51cd9eff340dbee8</meta:generator>
    <meta:document-statistic meta:object-count="44"/>
  </office:meta>
</office:document-meta>
</file>